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tu" svg:font-family="Ubutu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tu" fo:font-size="20pt" officeooo:rsid="001db7ff" officeooo:paragraph-rsid="001db7ff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Ubutu" fo:font-size="12pt" officeooo:rsid="001db7ff" officeooo:paragraph-rsid="001db7ff" style:font-size-asian="12pt" style:font-size-complex="12pt"/>
    </style:style>
    <style:style style:name="T1" style:family="text">
      <style:text-properties fo:color="#c9211e" loext:opacity="100%"/>
    </style:style>
    <style:style style:name="T2" style:family="text">
      <style:text-properties fo:color="#32cd32" loext:opacity="100%"/>
    </style:style>
    <style:style style:name="T3" style:family="text">
      <style:text-properties fo:color="#008000" loext:opacity="100%"/>
    </style:style>
    <style:style style:name="T4" style:family="text">
      <style:text-properties fo:color="#000000" loext:opacity="100%"/>
    </style:style>
    <style:style style:name="T5" style:family="text">
      <style:text-properties officeooo:rsid="00202e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arrays y matrices</text:p>
      <text:p text:style-name="P1"/>
      <text:p text:style-name="P2">Recorrer e imprimir una array unidimensional de izquierda a derecha</text:p>
      <text:p text:style-name="P2"/>
      <text:p text:style-name="P2"><text:tab/><text:span text:style-name="T1">for</text:span>(<text:span text:style-name="T3">int</text:span> i = 0 ; i &lt; array.length ; i++){</text:p>
      <text:p text:style-name="P2"><text:tab/><text:tab/>System.out.print(array[i]);</text:p>
      <text:p text:style-name="P2"><text:tab/>}</text:p>
      <text:p text:style-name="P2"/>
      <text:p text:style-name="P2">Recorrer e imprimir una array unidimensional de derecha a izquierda</text:p>
      <text:p text:style-name="P2"/>
      <text:p text:style-name="P2"><text:tab/><text:span text:style-name="T1">for</text:span>(<text:span text:style-name="T3">int</text:span> i = array.length -1 ; i &gt;= 0 ; i --){</text:p>
      <text:p text:style-name="P2"><text:tab/><text:tab/>System.out.print(array[i]);</text:p>
      <text:p text:style-name="P2"><text:tab/>}</text:p>
      <text:p text:style-name="P2"/>
      <text:p text:style-name="P2">Recorrer e imprimir una array bidimensional de izquierda a derecha <text:span text:style-name="T5">y de arriba a abajo</text:span></text:p>
      <text:p text:style-name="P2"/>
      <text:p text:style-name="P2"><text:tab/><text:span text:style-name="T1">for</text:span>(<text:span text:style-name="T3">int</text:span> i = 0 ; i &lt; array.length ; i++){</text:p>
      <text:p text:style-name="P2"><text:tab/><text:tab/><text:span text:style-name="T1">for</text:span><text:span text:style-name="T4">(</text:span><text:span text:style-name="T3">int </text:span><text:span text:style-name="T4">j = 0 ; j &lt; array.length ; j++){</text:span></text:p>
      <text:p text:style-name="P2"><text:tab/><text:tab/><text:tab/>System.out.print(array[i][j]);</text:p>
      <text:p text:style-name="P2"><text:tab/><text:tab/>}</text:p>
      <text:p text:style-name="P2"><text:tab/>}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tu" svg:font-family="Ubu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0:29:14.979447339</meta:creation-date>
    <dc:date>2024-11-13T10:45:01.621989887</dc:date>
    <meta:editing-duration>PT2M3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89" meta:character-count="514" meta:non-whitespace-character-count="424"/>
  </office:meta>
</office:document-meta>
</file>